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MB/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19159324" calcext:value-type="float">
            <text:p>119159324</text:p>
          </table:table-cell>
          <table:table-cell/>
          <table:table-cell table:formula="of:=[.C2]/1024/1024" office:value-type="float" office:value="113.639186859131" calcext:value-type="float">
            <text:p>113.639186859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ytes read: 119159324</text:p>
          </table:table-cell>
          <table:table-cell table:number-columns-repeated="7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ning Hash NON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E$2]/[.B6]" office:value-type="string" office:string-value="" calcext:value-type="error">
            <text:p>#DIV/0!</text:p>
          </table:table-cell>
          <table:table-cell/>
          <table:table-cell table:style-name="ce2" table:formula="of:=[.E6]*1000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JENKINS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table:formula="of:=[.E$2]/[.B9]" office:value-type="float" office:value="1.08227797008696" calcext:value-type="float">
            <text:p>1.0822779701</text:p>
          </table:table-cell>
          <table:table-cell/>
          <table:table-cell table:style-name="ce2" table:formula="of:=[.E9]*1000" office:value-type="float" office:value="1082.27797008696" calcext:value-type="float">
            <text:p>1082.277970087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FLETCHER3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table:number-columns-repeated="2"/>
          <table:table-cell table:formula="of:=[.E$2]/[.B12]" office:value-type="float" office:value="0.34858646275807" calcext:value-type="float">
            <text:p>0.3485864628</text:p>
          </table:table-cell>
          <table:table-cell/>
          <table:table-cell table:style-name="ce2" table:formula="of:=[.E12]*1000" office:value-type="float" office:value="348.58646275807" calcext:value-type="float">
            <text:p>348.5864627581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XX_HASH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table:formula="of:=[.E$2]/[.B15]" office:value-type="float" office:value="2.18536897806021" calcext:value-type="float">
            <text:p>2.1853689781</text:p>
          </table:table-cell>
          <table:table-cell/>
          <table:table-cell table:style-name="ce2" table:formula="of:=[.E15]*1000" office:value-type="float" office:value="2185.36897806021" calcext:value-type="float">
            <text:p>2185.3689780602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ADLER3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formula="of:=[.E$2]/[.B18]" office:value-type="float" office:value="2.77168748436905" calcext:value-type="float">
            <text:p>2.7716874844</text:p>
          </table:table-cell>
          <table:table-cell/>
          <table:table-cell table:style-name="ce2" table:formula="of:=[.E18]*1000" office:value-type="float" office:value="2771.68748436905" calcext:value-type="float">
            <text:p>2771.6874843691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XOR8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[.E$2]/[.B21]" office:value-type="float" office:value="3.55122458934784" calcext:value-type="float">
            <text:p>3.5512245893</text:p>
          </table:table-cell>
          <table:table-cell/>
          <table:table-cell table:style-name="ce2" table:formula="of:=[.E21]*1000" office:value-type="float" office:value="3551.22458934784" calcext:value-type="float">
            <text:p>3551.2245893478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CRC3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table:formula="of:=[.E$2]/[.B24]" office:value-type="float" office:value="0.456382276542694" calcext:value-type="float">
            <text:p>0.4563822765</text:p>
          </table:table-cell>
          <table:table-cell/>
          <table:table-cell table:style-name="ce2" table:formula="of:=[.E24]*1000" office:value-type="float" office:value="456.382276542694" calcext:value-type="float">
            <text:p>456.3822765427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MURMUR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formula="of:=[.E$2]/[.B27]" office:value-type="float" office:value="1.99366994489703" calcext:value-type="float">
            <text:p>1.9936699449</text:p>
          </table:table-cell>
          <table:table-cell/>
          <table:table-cell table:style-name="ce2" table:formula="of:=[.E27]*1000" office:value-type="float" office:value="1993.66994489703" calcext:value-type="float">
            <text:p>1993.669944897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WHIRLPOOL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4175" calcext:value-type="float">
            <text:p>4175</text:p>
          </table:table-cell>
          <table:table-cell table:number-columns-repeated="2"/>
          <table:table-cell table:formula="of:=[.E$2]/[.B30]" office:value-type="float" office:value="0.0272189669123667" calcext:value-type="float">
            <text:p>0.0272189669</text:p>
          </table:table-cell>
          <table:table-cell/>
          <table:table-cell table:style-name="ce2" table:formula="of:=[.E30]*1000" office:value-type="float" office:value="27.2189669123667" calcext:value-type="float">
            <text:p>27.2189669124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SHA256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table:number-columns-repeated="2"/>
          <table:table-cell table:formula="of:=[.E$2]/[.B33]" office:value-type="float" office:value="0.199017840383767" calcext:value-type="float">
            <text:p>0.1990178404</text:p>
          </table:table-cell>
          <table:table-cell/>
          <table:table-cell table:style-name="ce2" table:formula="of:=[.E33]*1000" office:value-type="float" office:value="199.017840383767" calcext:value-type="float">
            <text:p>199.0178403838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MD5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table:number-columns-repeated="2"/>
          <table:table-cell table:formula="of:=[.E$2]/[.B36]" office:value-type="float" office:value="0.195592404232583" calcext:value-type="float">
            <text:p>0.1955924042</text:p>
          </table:table-cell>
          <table:table-cell/>
          <table:table-cell table:style-name="ce2" table:formula="of:=[.E36]*1000" office:value-type="float" office:value="195.592404232583" calcext:value-type="float">
            <text:p>195.5924042326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HASH_CODE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formula="of:=[.E$2]/[.B39]" office:value-type="float" office:value="1.24878227317726" calcext:value-type="float">
            <text:p>1.2487822732</text:p>
          </table:table-cell>
          <table:table-cell/>
          <table:table-cell table:style-name="ce2" table:formula="of:=[.E39]*1000" office:value-type="float" office:value="1248.78227317726" calcext:value-type="float">
            <text:p>1248.7822731773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ytes read</text:p>
          </table:table-cell>
          <table:table-cell office:value-type="float" office:value="14222744" calcext:value-type="float">
            <text:p>14222744</text:p>
          </table:table-cell>
          <table:table-cell/>
          <table:table-cell table:formula="of:=[.C43]/1024/1024" office:value-type="float" office:value="13.5638656616211" calcext:value-type="float">
            <text:p>13.5638656616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BLAKE_2S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2509" calcext:value-type="float">
            <text:p>2509</text:p>
          </table:table-cell>
          <table:table-cell table:number-columns-repeated="2"/>
          <table:table-cell table:formula="of:=[.E$43]/[.B46]" office:value-type="float" office:value="0.00540608436094902" calcext:value-type="float">
            <text:p>0.0054060844</text:p>
          </table:table-cell>
          <table:table-cell/>
          <table:table-cell table:style-name="ce2" table:formula="of:=[.E46]*1000" office:value-type="float" office:value="5.40608436094902" calcext:value-type="float">
            <text:p>5.406084360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SIM_HASH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table:number-columns-repeated="2"/>
          <table:table-cell table:formula="of:=[.E$43]/[.B49]" office:value-type="float" office:value="0.00166244216958219" calcext:value-type="float">
            <text:p>0.0016624422</text:p>
          </table:table-cell>
          <table:table-cell/>
          <table:table-cell table:style-name="ce2" table:formula="of:=[.E49]*1000" office:value-type="float" office:value="1.66244216958219" calcext:value-type="float">
            <text:p>1.6624421696</text:p>
          </table:table-cell>
          <table:table-cell table:number-columns-repeated="2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2"/>
          <table:table-cell office:value-type="float" office:value="14222744" calcext:value-type="float">
            <text:p>14222744</text:p>
          </table:table-cell>
          <table:table-cell/>
          <table:table-cell table:formula="of:=[.C58]/1024/1024" office:value-type="float" office:value="13.5638656616211" calcext:value-type="float">
            <text:p>13.563865661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ytes read: 14222744</text:p>
          </table:table-cell>
          <table:table-cell table:number-columns-repeated="7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ning Hash NON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E$58]/[.B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ning Hash JENKIN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E$58]/[.B65]" office:value-type="float" office:value="0.904257710774739" calcext:value-type="float">
            <text:p>0.9042577108</text:p>
          </table:table-cell>
          <table:table-cell/>
          <table:table-cell table:formula="of:=[.E$2]/[.B9]" office:value-type="float" office:value="1.08227797008696" calcext:value-type="float">
            <text:p>1.0822779701</text:p>
          </table:table-cell>
          <table:table-cell/>
          <table:table-cell table:formula="of:=[.G65]-[.E65]" office:value-type="float" office:value="0.178020259312221" calcext:value-type="float">
            <text:p>0.1780202593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66]-[.E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FLETCHER32</text:p>
          </table:table-cell>
          <table:table-cell table:number-columns-repeated="6"/>
          <table:table-cell table:formula="of:=[.G67]-[.E6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formula="of:=[.E$58]/[.B68]" office:value-type="float" office:value="0.347791427221054" calcext:value-type="float">
            <text:p>0.3477914272</text:p>
          </table:table-cell>
          <table:table-cell/>
          <table:table-cell table:formula="of:=[.E$2]/[.B12]" office:value-type="float" office:value="0.34858646275807" calcext:value-type="float">
            <text:p>0.3485864628</text:p>
          </table:table-cell>
          <table:table-cell/>
          <table:table-cell table:formula="of:=[.G68]-[.E68]" office:value-type="float" office:value="0.000795035537016486" calcext:value-type="float">
            <text:p>0.0007950355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69]-[.E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BLAKE_2S</text:p>
          </table:table-cell>
          <table:table-cell table:number-columns-repeated="6"/>
          <table:table-cell table:formula="of:=[.G70]-[.E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509" calcext:value-type="float">
            <text:p>2509</text:p>
          </table:table-cell>
          <table:table-cell table:number-columns-repeated="2"/>
          <table:table-cell table:formula="of:=[.E$58]/[.B71]" office:value-type="float" office:value="0.00540608436094902" calcext:value-type="float">
            <text:p>0.0054060844</text:p>
          </table:table-cell>
          <table:table-cell table:number-columns-repeated="4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72]-[.E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XX_HASH</text:p>
          </table:table-cell>
          <table:table-cell table:number-columns-repeated="6"/>
          <table:table-cell table:formula="of:=[.G73]-[.E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E$58]/[.B74]" office:value-type="float" office:value="1.69548320770264" calcext:value-type="float">
            <text:p>1.6954832077</text:p>
          </table:table-cell>
          <table:table-cell/>
          <table:table-cell table:formula="of:=[.E$2]/[.B15]" office:value-type="float" office:value="2.18536897806021" calcext:value-type="float">
            <text:p>2.1853689781</text:p>
          </table:table-cell>
          <table:table-cell/>
          <table:table-cell table:formula="of:=[.G74]-[.E74]" office:value-type="float" office:value="0.489885770357572" calcext:value-type="float">
            <text:p>0.4898857704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75]-[.E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SIM_HASH</text:p>
          </table:table-cell>
          <table:table-cell table:number-columns-repeated="6"/>
          <table:table-cell table:formula="of:=[.G76]-[.E7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table:number-columns-repeated="2"/>
          <table:table-cell table:formula="of:=[.E$58]/[.B77]" office:value-type="float" office:value="0.00166244216958219" calcext:value-type="float">
            <text:p>0.0016624422</text:p>
          </table:table-cell>
          <table:table-cell table:number-columns-repeated="4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78]-[.E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ADLER32</text:p>
          </table:table-cell>
          <table:table-cell table:number-columns-repeated="6"/>
          <table:table-cell table:formula="of:=[.G79]-[.E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E$58]/[.B80]" office:value-type="float" office:value="2.71277313232422" calcext:value-type="float">
            <text:p>2.7127731323</text:p>
          </table:table-cell>
          <table:table-cell/>
          <table:table-cell table:formula="of:=[.E$2]/[.B18]" office:value-type="float" office:value="2.77168748436905" calcext:value-type="float">
            <text:p>2.7716874844</text:p>
          </table:table-cell>
          <table:table-cell/>
          <table:table-cell table:formula="of:=[.G80]-[.E80]" office:value-type="float" office:value="0.0589143520448268" calcext:value-type="float">
            <text:p>0.058914352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81]-[.E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XOR8</text:p>
          </table:table-cell>
          <table:table-cell table:number-columns-repeated="6"/>
          <table:table-cell table:formula="of:=[.G82]-[.E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E$58]/[.B83]" office:value-type="float" office:value="3.39096641540527" calcext:value-type="float">
            <text:p>3.3909664154</text:p>
          </table:table-cell>
          <table:table-cell/>
          <table:table-cell table:formula="of:=[.E$2]/[.B21]" office:value-type="float" office:value="3.55122458934784" calcext:value-type="float">
            <text:p>3.5512245893</text:p>
          </table:table-cell>
          <table:table-cell/>
          <table:table-cell table:formula="of:=[.G83]-[.E83]" office:value-type="float" office:value="0.160258173942566" calcext:value-type="float">
            <text:p>0.1602581739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84]-[.E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CRC32</text:p>
          </table:table-cell>
          <table:table-cell table:number-columns-repeated="6"/>
          <table:table-cell table:formula="of:=[.G85]-[.E8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formula="of:=[.E$58]/[.B86]" office:value-type="float" office:value="0.467719505573141" calcext:value-type="float">
            <text:p>0.4677195056</text:p>
          </table:table-cell>
          <table:table-cell/>
          <table:table-cell table:formula="of:=[.E$2]/[.B24]" office:value-type="float" office:value="0.456382276542694" calcext:value-type="float">
            <text:p>0.4563822765</text:p>
          </table:table-cell>
          <table:table-cell/>
          <table:table-cell table:formula="of:=[.G86]-[.E86]" office:value-type="float" office:value="-0.011337229030447" calcext:value-type="float">
            <text:p>-0.011337229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87]-[.E8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MURMUR</text:p>
          </table:table-cell>
          <table:table-cell table:number-columns-repeated="6"/>
          <table:table-cell table:formula="of:=[.G88]-[.E8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E$58]/[.B89]" office:value-type="float" office:value="1.9376950945173" calcext:value-type="float">
            <text:p>1.9376950945</text:p>
          </table:table-cell>
          <table:table-cell/>
          <table:table-cell table:formula="of:=[.E$2]/[.B27]" office:value-type="float" office:value="1.99366994489703" calcext:value-type="float">
            <text:p>1.9936699449</text:p>
          </table:table-cell>
          <table:table-cell/>
          <table:table-cell table:formula="of:=[.G89]-[.E89]" office:value-type="float" office:value="0.0559748503797335" calcext:value-type="float">
            <text:p>0.0559748504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0]-[.E9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WHIRLPOOL</text:p>
          </table:table-cell>
          <table:table-cell table:number-columns-repeated="6"/>
          <table:table-cell table:formula="of:=[.G91]-[.E9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table:number-columns-repeated="2"/>
          <table:table-cell table:formula="of:=[.E$58]/[.B92]" office:value-type="float" office:value="0.0269659357089883" calcext:value-type="float">
            <text:p>0.0269659357</text:p>
          </table:table-cell>
          <table:table-cell/>
          <table:table-cell table:formula="of:=[.E$2]/[.B30]" office:value-type="float" office:value="0.0272189669123667" calcext:value-type="float">
            <text:p>0.0272189669</text:p>
          </table:table-cell>
          <table:table-cell/>
          <table:table-cell table:formula="of:=[.G92]-[.E92]" office:value-type="float" office:value="0.000253031203378416" calcext:value-type="float">
            <text:p>0.0002530312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3]-[.E9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SHA256</text:p>
          </table:table-cell>
          <table:table-cell table:number-columns-repeated="6"/>
          <table:table-cell table:formula="of:=[.G94]-[.E9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table:formula="of:=[.E$58]/[.B95]" office:value-type="float" office:value="0.191040361431283" calcext:value-type="float">
            <text:p>0.1910403614</text:p>
          </table:table-cell>
          <table:table-cell/>
          <table:table-cell table:formula="of:=[.E$2]/[.B33]" office:value-type="float" office:value="0.199017840383767" calcext:value-type="float">
            <text:p>0.1990178404</text:p>
          </table:table-cell>
          <table:table-cell/>
          <table:table-cell table:formula="of:=[.G95]-[.E95]" office:value-type="float" office:value="0.00797747895248382" calcext:value-type="float">
            <text:p>0.007977479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6]-[.E9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MD5</text:p>
          </table:table-cell>
          <table:table-cell table:number-columns-repeated="6"/>
          <table:table-cell table:formula="of:=[.G97]-[.E9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formula="of:=[.E$58]/[.B98]" office:value-type="float" office:value="0.188387023078071" calcext:value-type="float">
            <text:p>0.1883870231</text:p>
          </table:table-cell>
          <table:table-cell/>
          <table:table-cell table:formula="of:=[.E$2]/[.B36]" office:value-type="float" office:value="0.195592404232583" calcext:value-type="float">
            <text:p>0.1955924042</text:p>
          </table:table-cell>
          <table:table-cell/>
          <table:table-cell table:formula="of:=[.G98]-[.E98]" office:value-type="float" office:value="0.00720538115451247" calcext:value-type="float">
            <text:p>0.0072053812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9]-[.E9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HASH_CODE</text:p>
          </table:table-cell>
          <table:table-cell table:number-columns-repeated="6"/>
          <table:table-cell table:formula="of:=[.G100]-[.E10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E$58]/[.B101]" office:value-type="float" office:value="1.23307869651101" calcext:value-type="float">
            <text:p>1.2330786965</text:p>
          </table:table-cell>
          <table:table-cell/>
          <table:table-cell table:formula="of:=[.E$2]/[.B39]" office:value-type="float" office:value="1.24878227317726" calcext:value-type="float">
            <text:p>1.2487822732</text:p>
          </table:table-cell>
          <table:table-cell/>
          <table:table-cell table:formula="of:=[.G101]-[.E101]" office:value-type="float" office:value="0.0157035766662537" calcext:value-type="float">
            <text:p>0.0157035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1:24.604304240</meta:creation-date>
    <dc:date>2017-12-04T10:34:14.731029171</dc:date>
    <meta:editing-duration>PT1M9S</meta:editing-duration>
    <meta:editing-cycles>2</meta:editing-cycles>
    <meta:generator>LibreOffice/5.1.6.2$Linux_X86_64 LibreOffice_project/10m0$Build-2</meta:generator>
    <meta:document-statistic meta:table-count="1" meta:cell-count="180" meta:object-count="0"/>
  </office:meta>
</office:document-meta>
</file>